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bfc75" officeooo:paragraph-rsid="000bfc75"/>
    </style:style>
    <style:style style:name="P4" style:family="paragraph" style:parent-style-name="Standard">
      <style:text-properties fo:language="en" fo:country="GB" officeooo:rsid="00079136" officeooo:paragraph-rsid="00079136"/>
    </style:style>
    <style:style style:name="P5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0" style:family="paragraph" style:parent-style-name="Standard">
      <style:text-properties fo:language="en" fo:country="GB" officeooo:rsid="00079136" officeooo:paragraph-rsid="00071c51"/>
    </style:style>
    <style:style style:name="P11" style:family="paragraph" style:parent-style-name="Standard">
      <style:text-properties fo:language="en" fo:country="GB" officeooo:rsid="00071c51" officeooo:paragraph-rsid="00071c51"/>
    </style:style>
    <style:style style:name="P12" style:family="paragraph" style:parent-style-name="Standard">
      <style:text-properties fo:language="en" fo:country="GB" officeooo:rsid="00071c51" officeooo:paragraph-rsid="00079136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1c51" officeooo:paragraph-rsid="000c4c3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f837f" officeooo:paragraph-rsid="000f837f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3a1c4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10cf19" officeooo:paragraph-rsid="00191ea2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GB" officeooo:rsid="00079136" officeooo:paragraph-rsid="00071c51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9" style:family="paragraph" style:parent-style-name="Footnote">
      <style:text-properties officeooo:rsid="000f837f" officeooo:paragraph-rsid="000f837f"/>
    </style:style>
    <style:style style:name="P20" style:family="paragraph" style:parent-style-name="Footnote">
      <style:text-properties officeooo:rsid="0010cf19" officeooo:paragraph-rsid="0010cf19"/>
    </style:style>
    <style:style style:name="P21" style:family="paragraph" style:parent-style-name="Footnote">
      <style:text-properties officeooo:rsid="0013a1c4" officeooo:paragraph-rsid="0013a1c4"/>
    </style:style>
    <style:style style:name="P22" style:family="paragraph" style:parent-style-name="Footnote">
      <style:text-properties officeooo:rsid="0014f11c" officeooo:paragraph-rsid="0014f11c"/>
    </style:style>
    <style:style style:name="T1" style:family="text">
      <style:text-properties fo:font-size="11pt" fo:language="en" fo:country="GB" style:font-size-asian="11pt" style:font-size-complex="11pt"/>
    </style:style>
    <style:style style:name="T2" style:family="text">
      <style:text-properties officeooo:rsid="000bfc75"/>
    </style:style>
    <style:style style:name="T3" style:family="text">
      <style:text-properties officeooo:rsid="000ee14e"/>
    </style:style>
    <style:style style:name="T4" style:family="text">
      <style:text-properties officeooo:rsid="0010cf19"/>
    </style:style>
    <style:style style:name="T5" style:family="text">
      <style:text-properties officeooo:rsid="00071c51"/>
    </style:style>
    <style:style style:name="T6" style:family="text">
      <style:text-properties officeooo:rsid="0013a1c4"/>
    </style:style>
    <style:style style:name="T7" style:family="text">
      <style:text-properties officeooo:rsid="0014f11c"/>
    </style:style>
    <style:style style:name="T8" style:family="text">
      <style:text-properties officeooo:rsid="0017bf00"/>
    </style:style>
    <style:style style:name="T9" style:family="text">
      <style:text-properties officeooo:rsid="001d26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2">Magistrate (SDM)</text:span></text:p>
      <text:p text:style-name="P3">SDM’<text:span text:style-name="T3">s</text:span> Office</text:p>
      <text:p text:style-name="P2">Darya Ganj</text:p>
      <text:p text:style-name="P2">New Delhi – 110002</text:p>
      <text:p text:style-name="P10"/>
      <text:p text:style-name="P4">August <text:span text:style-name="T3">20</text:span>, 2016</text:p>
      <text:p text:style-name="P12"/>
      <text:p text:style-name="P5">4317/3 Ansari Road</text:p>
      <text:p text:style-name="P5">Darya Ganj</text:p>
      <text:p text:style-name="P5">New Delhi – 110002</text:p>
      <text:p text:style-name="P5"/>
      <text:p text:style-name="P2">Subject: <text:span text:style-name="T3">Authentication Request of Police Clearance Certificate</text:span></text:p>
      <text:p text:style-name="P2"/>
      <text:p text:style-name="P2"/>
      <text:p text:style-name="P8">Dear Sir/Ma’am</text:p>
      <text:p text:style-name="P8"/>
      <text:p text:style-name="P8"/>
      <text:p text:style-name="P8"/>
      <text:p text:style-name="P14">I have obtained a Police Clearance Certificate <text:span text:style-name="T4">(PCC) </text:span>from the D<text:span text:style-name="T4">eputy </text:span>C<text:span text:style-name="T4">ommissioner of </text:span>P<text:span text:style-name="T4">olice</text:span> and am required to get it apostilled. According to the Ministry of External Affairs<text:note text:id="ftn0" text:note-class="footnote"><text:note-citation>1</text:note-citation><text:note-body><text:p text:style-name="P19">Ministry of External Affairs (Website)</text:p></text:note-body></text:note> <text:note text:id="ftn1" text:note-class="footnote"><text:note-citation>2</text:note-citation><text:note-body><text:p text:style-name="P20">Correspondance from the Ministry of External Affairs</text:p></text:note-body></text:note> <text:span text:style-name="T4">(MEA)</text:span>, <text:span text:style-name="T4">which is in-charge of the apostillation process, I am first supposed to get the PCC authenticated by the SDM and then submit it to the MEA. </text:span></text:p>
      <text:p text:style-name="P13"/>
      <text:p text:style-name="P15">I kindly request you to kindly let my father, Mr. Assa Singh Arora, represent me. <text:span text:style-name="T9">He has my passport and his identity proof, should you want a formal proof of the aforesaid claim. </text:span>I would be grateful to you if you could please agree to authenticate the PCC (stamp and signature) in my absence. I am forced to be at the Indian Institute of Science Education and Research (IISER) Mohali for completing a research <text:span text:style-name="T8">project</text:span> from August 21 till roughly August 27 <text:note text:id="ftn2" text:note-class="footnote"><text:note-citation>3</text:note-citation><text:note-body><text:p text:style-name="P21">Accomodation at IISER</text:p></text:note-body></text:note> <text:note text:id="ftn3" text:note-class="footnote"><text:note-citation>4</text:note-citation><text:note-body><text:p text:style-name="P21"><text:span text:style-name="T7">Train </text:span>Ticket to Chandigarh</text:p></text:note-body></text:note>.</text:p>
      <text:p text:style-name="P17"/>
      <text:p text:style-name="P16">I have been offered a <text:span text:style-name="T5">PhD </text:span>position<text:note text:id="ftn4" text:note-class="footnote"><text:note-citation>5</text:note-citation><text:note-body><text:p text:style-name="P21">Acceptance <text:span text:style-name="T7">Intimation (</text:span>Email<text:span text:style-name="T7">)</text:span></text:p></text:note-body></text:note> <text:note text:id="ftn5" text:note-class="footnote"><text:note-citation>6</text:note-citation><text:note-body><text:p text:style-name="P21">Acceptance Letter</text:p></text:note-body></text:note>, starting October 1, <text:span text:style-name="T5">in Quantum Information from Université libre de Bruxelles </text:span>and their <text:span text:style-name="T6">student </text:span>visa process requires an apostilled PCC<text:note text:id="ftn6" text:note-class="footnote"><text:note-citation>7</text:note-citation><text:note-body><text:p text:style-name="P22">Apostill Requirement (Email)</text:p></text:note-body></text:note> <text:note text:id="ftn7" text:note-class="footnote"><text:note-citation>8</text:note-citation><text:note-body><text:p text:style-name="P22">Apostill Requirement (Website)</text:p></text:note-body></text:note>. </text:p>
      <text:p text:style-name="P16"/>
      <text:p text:style-name="P16"><text:span text:style-name="T8">Thank you for your time and consideration.</text:span></text:p>
      <text:p text:style-name="P9"/>
      <text:p text:style-name="P8"/>
      <text:p text:style-name="P9">Sincerely</text:p>
      <text:p text:style-name="P9"/>
      <text:p text:style-name="P9"/>
      <text:p text:style-name="P9"/>
      <text:p text:style-name="P9"/>
      <text:p text:style-name="P9">Atul Singh Arora</text:p>
      <text:p text:style-name="P9"/>
      <text:p text:style-name="P6"><text:span text:style-name="T1">email: </text:span><text:a xlink:type="simple" xlink:href="mailto:to.AtulArora@gmail.com" text:style-name="Internet_20_link" text:visited-style-name="Visited_20_Internet_20_Link">to.AtulArora@gmail.com</text:a></text:p>
      <text:p text:style-name="P7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20T19:08:56.681015370</dc:date>
    <meta:editing-duration>P1DT5H29M53S</meta:editing-duration>
    <meta:editing-cycles>17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1" meta:paragraph-count="26" meta:word-count="246" meta:character-count="1531" meta:non-whitespace-character-count="1307"/>
  </office:meta>
</office:document-meta>
</file>